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06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164.75mm"/>
    </style:style>
    <style:style style:name="co4" style:family="table-column">
      <style:table-column-properties fo:break-before="auto" style:column-width="267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Variables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ing</text:p>
          </table:table-cell>
          <table:table-cell office:value-type="string" calcext:value-type="string">
            <text:p>Data = {status : OK'}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Ping</text:p>
          </table:table-cell>
          <table:table-cell office:value-type="string" calcext:value-type="string">
            <text:p>Data = {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sk clients connected</text:p>
          </table:table-cell>
          <table:table-cell office:value-type="string" calcext:value-type="string">
            <text:p>Data = {status: 'OK'}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s connected</text:p>
          </table:table-cell>
          <table:table-cell office:value-type="string" calcext:value-type="string">
            <text:p>Data = {clients: [{address: '127.0.0.1:1344', name='PC da Fátima'}, {address: '127.0.0.1:1344', name='PC do Rodrigo'}], 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in Request</text:p>
          </table:table-cell>
          <table:table-cell office:value-type="string" calcext:value-type="string">
            <text:p>Data = {key: '112292' , status : 'OK'}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in Response</text:p>
          </table:table-cell>
          <table:table-cell office:value-type="string" calcext:value-type="string">
            <text:p>Data = {status: 'OK'} or Data = {status: 'Error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Imagem</text:p>
          </table:table-cell>
          <table:table-cell office:value-type="string" calcext:value-type="string">
            <text:p>Data = {status : 'OK', key: 'sssk222'}</text:p>
          </table:table-cell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Imagem</text:p>
          </table:table-cell>
          <table:table-cell office:value-type="string" calcext:value-type="string">
            <text:p>Data = {image: '31oi4h43j33oh4oh2o4h32o4hoh1i113o12h312h3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Audio</text:p>
          </table:table-cell>
          <table:table-cell office:value-type="string" calcext:value-type="string">
            <text:p>Data = {status : 'OK', key: 'sssk222'}</text:p>
          </table:table-cell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Audio</text:p>
          </table:table-cell>
          <table:table-cell office:value-type="string" calcext:value-type="string">
            <text:p>Data = {audio: 'hhih3i3hh22p3jju2g23k'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Display</text:p>
          </table:table-cell>
          <table:table-cell office:value-type="string" calcext:value-type="string">
            <text:p>Data = {status : 'OK' , key: 'sssk222''}</text:p>
          </table:table-cell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Display</text:p>
          </table:table-cell>
          <table:table-cell office:value-type="string" calcext:value-type="string">
            <text:p>Data = {display: 'pjssjj3pj3pj2pj32pj323j44jj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Keyboard</text:p>
          </table:table-cell>
          <table:table-cell office:value-type="string" calcext:value-type="string">
            <text:p>Data = {status : 'OK', key: 'sssk222'}</text:p>
          </table:table-cell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Keyboard</text:p>
          </table:table-cell>
          <table:table-cell office:value-type="string" calcext:value-type="string">
            <text:p>Data = {keyboard: 'ij33j2jo2oj4oh4oh4' , status : 'OK'}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8:25:44.121378907</meta:creation-date>
    <dc:date>2015-06-10T09:02:58.228646029</dc:date>
    <meta:editing-duration>PT36M59S</meta:editing-duration>
    <meta:editing-cycles>38</meta:editing-cycles>
    <meta:generator>LibreOffice/4.4.2.2$Linux_X86_64 LibreOffice_project/40m0$Build-2</meta:generator>
    <meta:document-statistic meta:table-count="1" meta:cell-count="68" meta:object-count="0"/>
  </office:meta>
</office:document-meta>
</file>